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YHUA CALLASI WENSESLA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90533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87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NCA HUALLA, NAN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006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YHUA CALLASI, WENSESLA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9053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13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